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40617"/>
    </style:style>
    <style:style style:name="P2" style:family="paragraph" style:parent-style-name="Standard" style:list-style-name="L1">
      <style:text-properties officeooo:paragraph-rsid="00040617"/>
    </style:style>
    <style:style style:name="T1" style:family="text">
      <style:text-properties style:font-name="sans-serif" fo:font-size="12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5pt" officeooo:rsid="00040617" style:font-size-asian="15pt" style:font-size-complex="15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bookmark text:name="yui_3_17_2_1_1632908700074_39"/>TAREA 2.- RELACIONES LABORALES DE CARÁCTER ESPECIAL</text:h>
      <text:p text:style-name="Text_20_body"><text:span text:style-name="T3">T</text:span><text:span text:style-name="T2">res relaciones laborales de carácter especial:</text:span></text:p>
      <text:list xml:id="list2139404582" text:style-name="L1">
        <text:list-item>
          <text:p text:style-name="P2"><text:span text:style-name="T1">La de los artistas en espectáculos públicos.</text:span></text:p>
        </text:list-item>
        <text:list-item>
          <text:p text:style-name="P2"><text:span text:style-name="T1">La de residencia para la formación de especialistas en Ciencias de la Salud. </text:span></text:p>
        </text:list-item>
        <text:list-item>
          <text:p text:style-name="P2"><text:span text:style-name="T1">La del personal de alta dirección no incluido en el artículo 1.3.c). </text:span></text:p>
          <text:p text:style-name="P2"><text:span text:style-name="T1"/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9T11:49:35.891000000</meta:creation-date>
    <dc:date>2021-09-29T11:52:31.859000000</dc:date>
    <meta:editing-duration>PT2M57S</meta:editing-duration>
    <meta:editing-cycles>1</meta:editing-cycles>
    <meta:document-statistic meta:table-count="0" meta:image-count="0" meta:object-count="0" meta:page-count="1" meta:paragraph-count="6" meta:word-count="49" meta:character-count="292" meta:non-whitespace-character-count="250"/>
    <meta:generator>LibreOffice/6.2.4.2$Windows_X86_64 LibreOffice_project/2412653d852ce75f65fbfa83fb7e7b669a126d64</meta:generator>
  </office:meta>
</office:document-meta>
</file>